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style:font-name="Cambria" fo:font-size="14pt" fo:language="ru" fo:country="RU" style:font-size-asian="14pt" style:font-size-complex="14pt"/>
    </style:style>
    <style:style style:name="T4" style:family="text">
      <style:text-properties style:font-name="Cambria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0"><draw:image xlink:href="../images/4446.png" xlink:type="simple" xlink:show="embed" xlink:actuate="onLoad"/></draw:frame></text:p>
          </table:table-cell>
          <table:table-cell table:style-name="Table1.B1" office:value-type="string">
            <text:p text:style-name="P11">Построение частотных характеристик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6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3.889cm" svg:height="1.88cm" draw:z-index="2"><draw:image xlink:href="../images/44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<text:span text:style-name="T3">Блок позволяет строить на графике выбранные </text:span><text:span text:style-name="T1">амплитудно-фазовы</text:span><text:span text:style-name="T3">е</text:span><text:span text:style-name="T1"> частотные </text:span><text:span text:style-name="T3">характеристики динамического объекта (звена или системы).</text:span></text:p>
            <text:p text:style-name="P9"><text:span text:style-name="T2">Для </text:span><text:span text:style-name="T4">линейных динамических объектов реализованные ч</text:span><text:span text:style-name="T2">исленные алгоритмы позволяют определять амплитудно-фазовые частотные характеристики напрямую по общеизвестным формулам. Для расчета характеристик нелинейных объектов в </text:span><text:span text:style-name="T4">малой окрестности</text:span><text:span text:style-name="T2"> стационарного состояния, предварительно осуществляется автоматическая линеаризация объекта.</text:span></text:p>
            <text:p text:style-name="P6">Отображение результатов расчета происходит на графике зависимости выбранных характеристик от частоты, который вызывается двойным щелчком мышью по блоку.</text:p>
            <text:p text:style-name="P7">Входы:</text:p>
            <text:p text:style-name="P8"><text:span text:style-name="T5">«Вход»</text:span> - для подключения сигнала, являющегося входным для исследуемого объекта.</text:p>
            <text:p text:style-name="P8"><text:span text:style-name="T5">«Выход»</text:span> - для подключения сигнала, являющегося выходом исследуемого объекта.</text:p>
            <text:p text:style-name="P7">Свойства блока:</text:p>
            <text:p text:style-name="P6"><text:span text:style-name="T5">Типы характеристик </text:span>— открывает доступ к окну «Выбор объектов из списка», в котором, в поле «Приемник», определяется список характеристик для отображения на графике. Будут построены те характеристики, которые добавлены из поля «Источник» в поле «Приемник». Добавление и удаление элементов из поля «Приемник» осуществляется с помощью кнопок со стрелками.</text:p>
            <text:p text:style-name="P6"><text:span text:style-name="T5">Начальная частота, Гц </text:span>— значение частоты, с которой начинается построение характеристик.</text:p>
            <text:p text:style-name="P6"><text:span text:style-name="T5">Конечная частота, Гц</text:span> — конечная частота диапазона, для которого происходит расчет характеристик.</text:p>
            <text:p text:style-name="P6"><text:span text:style-name="T5">Количество точек вывода</text:span> — число промежуточных значений частот внутри диапазона, для которых будут рассчитаны значения характеристик.</text:p>
            <text:p text:style-name="P6"><text:span text:style-name="T5">Относительное приращение для Якобиана</text:span> — величина, используемая при осуществлении лианеризации нелинейных объектов.</text:p>
            <text:p text:style-name="P6"><text:span text:style-name="T5">Абсолютное приращения для Якобиана</text:span> — величина, используемая при осуществлении лианеризации нелинейных объектов.</text:p>
            <text:p text:style-name="P6"><text:span text:style-name="T5">Режим расчета характеристик</text:span> —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6"><text:span text:style-name="T5">Шаг перерасчета характеристик, сек</text:span> —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6"><text:soft-page-break/>Примеры использования блока: </text:p>
            <text:p text:style-name="P6"><draw:frame draw:style-name="fr3" draw:name="Графический объект3" text:anchor-type="paragraph" svg:width="14.34cm" svg:height="5.241cm" draw:z-index="4"><draw:image xlink:href="../images/4446_1.png" xlink:type="simple" xlink:show="embed" xlink:actuate="onLoad"/></draw:frame>В схеме блок построения частотных характеристик подключен для анализа колебательного звена второго порядка. Двойной щелчок по блоку построения частотных характеристик приводит к открытию графического окна с построенными характеристиками, которые выбраны в свойствах блока.</text:p>
            <text:p text:style-name="P10"><draw:frame draw:style-name="fr3" draw:name="Графический объект4" text:anchor-type="paragraph" svg:width="16.641cm" svg:height="10.351cm" draw:z-index="1"><draw:image xlink:href="../images/4446_2.png" xlink:type="simple" xlink:show="embed" xlink:actuate="onLoad"/></draw:frame></text:p>
            <text:p text:style-name="P10"><text:soft-page-break/>Блок векторизован, что означает наличие возможности построения характеристик нескольких систем, использующих один и тот же входной сигнал. Формировать вектор сигналов для порта «Выход» можно с помощью блока «Мультиплексор». Это удобно при проведении сравнительных исследований:</text:p>
            <text:p text:style-name="P10"><draw:frame draw:style-name="fr3" draw:name="Графический объект5" text:anchor-type="paragraph" svg:width="15.799cm" svg:height="9.74cm" draw:z-index="5"><draw:image xlink:href="../images/4446_3.png" xlink:type="simple" xlink:show="embed" xlink:actuate="onLoad"/></draw:frame>При этом количество получаемых графиков будет кратно количеству исследуемых систем:</text:p>
            <text:p text:style-name="P10"><draw:frame draw:style-name="fr3" draw:name="Графический объект6" text:anchor-type="paragraph" svg:width="17.33cm" svg:height="11.509cm" draw:z-index="3"><draw:image xlink:href="../images/4446_4.png" xlink:type="simple" xlink:show="embed" xlink:actuate="onLoad"/></draw:frame></text:p>
            <text:p text:style-name="P10">Аналогичным образом можно осуществлять анализ или сравнение систем любой сложности, как отдельно, так и в составе более сложной системы.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6-04-14T11:31:05.01</dc:date>
    <meta:generator>OpenOffice/4.1.1$Win32 OpenOffice.org_project/411m6$Build-9775</meta:generator>
    <meta:editing-duration>PT4H5M30S</meta:editing-duration>
    <meta:editing-cycles>59</meta:editing-cycles>
    <dc:creator>ILYA KUBENSKIY</dc:creator>
    <meta:document-statistic meta:table-count="1" meta:image-count="6" meta:object-count="0" meta:page-count="4" meta:paragraph-count="26" meta:word-count="353" meta:character-count="2908"/>
  </office:meta>
</office:document-meta>
</file>